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534C0E506ECC43D.png" manifest:media-type="image/png"/>
  <manifest:file-entry manifest:full-path="Pictures/1000020100000280000001E0EA7E5DE9C2C3B3AE.png" manifest:media-type="image/png"/>
  <manifest:file-entry manifest:full-path="Pictures/1000020100000280000001E0E46F43C5EF653E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8b4a3" officeooo:paragraph-rsid="0018b4a3"/>
    </style:style>
    <style:style style:name="P2" style:family="paragraph" style:parent-style-name="Standard">
      <style:text-properties officeooo:rsid="001bf66a" officeooo:paragraph-rsid="001bf66a"/>
    </style:style>
    <style:style style:name="P3" style:family="paragraph" style:parent-style-name="Standard">
      <style:text-properties officeooo:rsid="001f8d32" officeooo:paragraph-rsid="001f8d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<draw:frame draw:style-name="fr1" draw:name="Изображение2" text:anchor-type="paragraph" svg:x="13.159cm" svg:y="0.901cm" svg:width="10.652cm" svg:height="7.985cm" draw:z-index="1"><draw:image xlink:href="Pictures/1000020100000280000001E0E46F43C5EF653E5B.png" xlink:type="simple" xlink:show="embed" xlink:actuate="onLoad"/></draw:frame>Epsilon-greedy</text:p>
          </table:table-cell>
          <table:table-cell table:style-name="Таблица1.B1" office:value-type="string">
            <text:p text:style-name="P1">Optimistic initial values</text:p>
          </table:table-cell>
        </table:table-row>
      </table:table>
      <text:p text:style-name="Standard"><draw:frame draw:style-name="fr1" draw:name="Изображение1" text:anchor-type="paragraph" svg:x="0.24cm" svg:y="0.316cm" svg:width="10.416cm" svg:height="7.811cm" draw:z-index="0"><draw:image xlink:href="Pictures/1000020100000280000001E0EA7E5DE9C2C3B3AE.png" xlink:type="simple" xlink:show="embed" xlink:actuate="onLoad"/></draw:frame></text:p>
      <text:p text:style-name="Standard"/>
      <text:p text:style-name="Standard"/>
      <text:p text:style-name="Standard"/>
      <text:p text:style-name="P2">UCB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paragraph" svg:x="6.329cm" svg:y="1.205cm" svg:width="13.044cm" svg:height="9.783cm" draw:z-index="2"><draw:image xlink:href="Pictures/1000020100000280000001E04534C0E506ECC4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UCB1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4:53:31.838220962</meta:creation-date>
    <dc:date>2018-01-20T16:26:34.954622169</dc:date>
    <meta:editing-duration>PT1H22M53S</meta:editing-duration>
    <meta:editing-cycles>3</meta:editing-cycles>
    <meta:generator>LibreOffice/5.1.6.2$Linux_X86_64 LibreOffice_project/10m0$Build-2</meta:generator>
    <meta:print-date>2018-01-20T14:58:43.951451540</meta:print-date>
    <meta:document-statistic meta:table-count="1" meta:image-count="3" meta:object-count="0" meta:page-count="2" meta:paragraph-count="4" meta:word-count="6" meta:character-count="47" meta:non-whitespace-character-count="45"/>
  </office:meta>
</office:document-meta>
</file>